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Arial, sans-serif"/>
    <style:font-face style:name="OpenSymbol" svg:font-family="OpenSymbol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officeooo:paragraph-rsid="0013c048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fo:color="#000000" style:font-name="inherit" fo:font-size="9.75pt" fo:letter-spacing="normal" fo:font-style="normal" fo:font-weight="normal" officeooo:paragraph-rsid="0013c048"/>
    </style:style>
    <style:style style:name="P4" style:family="paragraph" style:list-style-name="L3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c048" style:font-weight-asian="bold" style:font-weight-complex="bold"/>
    </style:style>
    <style:style style:name="T3" style:family="text">
      <style:text-properties officeooo:rsid="0013c048"/>
    </style:style>
    <style:style style:name="T4" style:family="text">
      <style:text-properties officeooo:rsid="00141143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W</text:span>hat you've accomplished since your last scrum meeting</text:p>
      <text:p text:style-name="P3"><text:span text:style-name="T3">I have learnt a great deal more about neatbeans and the structure of the program. I recently started to implement addToBasket().</text:span></text:p>
      <text:p text:style-name="Text_20_body"><text:span text:style-name="T2">W</text:span><text:span text:style-name="T1">hat you are planning to do tomorrow</text:span> </text:p>
      <text:p text:style-name="P2"><text:span text:style-name="T3">Hopefully start implementing removeFromBasket() if I finnish addToBasket() today</text:span></text:p>
      <text:list xml:id="list4705766203529690720" text:style-name="L3">
        <text:list-header>
          <text:p><text:span text:style-name="T3">W</text:span>hat obstacles are impeding your progress</text:p>
        </text:list-header>
      </text:list>
      <text:p text:style-name="P2"><text:span text:style-name="T3">We have a bit of a problem with the implementation of the "many-to-many" relationship. While it's correct in the database the java implementation still has to be worked on. </text:span></text:p>
      <text:p text:style-name="P2"><text:span text:style-name="T3"/></text:p>
      <text:p text:style-name="P2"><text:span text:style-name="T3"><text:tab/><text:tab/><text:tab/><text:tab/><text:tab/><text:tab/></text:span><text:span text:style-name="T4">-Daniel Bonstr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Grande" svg:font-family="'Lucida Grande', Arial, sans-serif"/>
    <style:font-face style:name="OpenSymbol" svg:font-family="OpenSymbol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4</meta:editing-cycles>
    <meta:generator>LibreOffice/4.0.0.3$Windows_x86 LibreOffice_project/7545bee9c2a0782548772a21bc84a9dcc583b89</meta:generator>
    <dc:date>2014-01-21T11:19:26.76</dc:date>
    <meta:document-statistic meta:table-count="0" meta:image-count="0" meta:object-count="0" meta:page-count="1" meta:paragraph-count="7" meta:word-count="82" meta:character-count="535" meta:non-whitespace-character-count="452"/>
    <meta:user-defined meta:name="Info 1"/>
    <meta:user-defined meta:name="Info 2"/>
    <meta:user-defined meta:name="Info 3"/>
    <meta:user-defined meta:name="Info 4"/>
  </office:meta>
</office:document-meta>
</file>